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7134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in"/>
      <style:text-properties style:font-weight-asian="bold" style:font-weight-complex="bold"/>
    </style:style>
    <style:style style:name="ce2" style:family="table-cell" style:parent-style-name="Heading">
      <style:table-cell-properties style:text-align-source="fix" style:repeat-content="false"/>
      <style:paragraph-properties fo:text-align="start" fo:margin-left="0in"/>
      <style:text-properties style:font-weight-asian="bold" style:font-weight-complex="bold"/>
    </style:style>
    <style:style style:name="ce3" style:family="table-cell" style:parent-style-name="Heading">
      <style:text-properties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2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/4 phase Nema 23 Stepper Motor Driver 24-50VDC 1.5A-4.5A 256 Microstep M542T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earing 6014-2RS1 70x110x2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earing 61812-2RS1 60x78x10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bearing 6806-2RZ 30x42x7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earing MR6700-ZZ-W3 15x10x4</text:p>
          </table:table-cell>
          <table:table-cell office:value-type="string">
            <text:p>vxb.com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ELEC-0038 RUMBA</text:p>
          </table:table-cell>
          <table:table-cell office:value-type="string">
            <text:p>aliexpress</text:p>
          </table:table-cell>
          <table:table-cell table:number-columns-repeated="1021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m2 nylock nut 93625A101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2 washer 90965A1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2x25 socket head cap screw 91292A032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2x30 socket head cap screw 91292A034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2x6 socket head cap screw 91290A01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3 hex nut 92497A2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m3 nylock 93625A1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3 press nut 97648A41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3x14 socket head cap screw 91290A119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3x16 socket cap head screw 91290A12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3x20 socket head cap screw 91290A123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3x22 socket head cap screw 91290A12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3x24 socket head cap screw 91290A12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3x35 hex head cap screw 91290A135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m3x45 socket head cap screw 91290A145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3x6x20 hex standoff 94868A02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m3x8 socket head cap screw 91290A113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4 nut 92497A2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4x14 socket head cap screw 91290A150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4x20 socket head cap screw 91274A121 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5 nut 92497A300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5x20 socket head cap screw 91290A238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5x45 hex head cap screw 91290A197</text:p>
          </table:table-cell>
          <table:table-cell office:value-type="string">
            <text:p>Mcmaster-carr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EMA14 with 19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EMA17 with 15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EMA23 with 47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NEMA8 90:1 planetary gearbox </text:p>
          </table:table-cell>
          <table:table-cell office:value-type="string">
            <text:p>stepperonline.com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NDA probe XAGIPS8X4-5V </text:p>
          </table:table-cell>
          <table:table-cell office:value-type="string">
            <text:p>http://www.xagyl3d.com/oc2/XAGIPS8X4-5V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B6560 3A Driver Board </text:p>
          </table:table-cell>
          <table:table-cell office:value-type="string">
            <text:p>SainSmart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haft key 3x14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shaft key 4x16</text:p>
          </table:table-cell>
          <table:table-cell office:value-type="string">
            <text:p>comes with stepper motor from stepperonline.com</text:p>
          </table:table-cell>
          <table:table-cell table:number-columns-repeated="1021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Switching Power Supply 250W 12V 12A</text:p>
          </table:table-cell>
          <table:table-cell office:value-type="string">
            <text:p>aliexpres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3:Sheet1.B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5/25/2018</text:date>, <text:time>11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5-25T11:30:05.13</dc:date>
    <dc:creator>Dan Royer</dc:creator>
    <meta:editing-duration>PT3M58S</meta:editing-duration>
    <meta:editing-cycles>2</meta:editing-cycles>
    <meta:generator>OpenOffice/4.1.2$Win32 OpenOffice.org_project/412m3$Build-9782</meta:generator>
    <meta:document-statistic meta:table-count="3" meta:cell-count="117" meta:object-count="0"/>
  </office:meta>
</office:document-meta>
</file>